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182d3c" officeooo:paragraph-rsid="00182d3c" style:font-size-asian="42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82d3c" officeooo:paragraph-rsid="00182d3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3c" officeooo:paragraph-rsid="00182d3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bf10" officeooo:paragraph-rsid="0018bf10" style:font-size-asian="10.5pt" style:font-size-complex="12pt"/>
    </style:style>
    <style:style style:name="T1" style:family="text">
      <style:text-properties officeooo:rsid="0018bf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Huffman Class</text:p>
      <text:p text:style-name="P2">Programmer's Manual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Programmer's Manual</text:p>
      <text:p text:style-name="P3">Huffman Class</text:p>
      <text:p text:style-name="P3"/>
      <text:p text:style-name="P4">1.<text:tab/>Problem Description</text:p>
      <text:p text:style-name="P4"><text:tab/>The Huffman class consists of a struct which holds the data for each character as well as pointers to it's children and parent in the huffman tree. The struct also contains operator overloads for &lt; to allow sorting and &lt;&lt; to allow printing. The class contains the functions which encode and decode a message according to the huffman tree constructed from encoding as well as allowing the user to print the tree and the code values for each character.</text:p>
      <text:p text:style-name="P4"/>
      <text:p text:style-name="P4">2.<text:span text:style-name="T1">1</text:span><text:tab/>Class Huffman</text:p>
      <text:p text:style-name="P4"/>
      <text:p text:style-name="P4"><text:tab/>Private Data Members:</text:p>
      <text:p text:style-name="P4"><text:tab/><text:tab/>bool populated<text:tab/><text:tab/><text:tab/>flag determining whether the tree has data in it</text:p>
      <text:p text:style-name="P4"><text:tab/><text:tab/>vector&lt;huffNode&gt; nodes<text:tab/><text:tab/>a vector of huffNodes representing the tree</text:p>
      <text:p text:style-name="P4"><text:tab/><text:tab/>vector&lt;char&gt; input<text:tab/><text:tab/><text:tab/>the input string which is then sorted</text:p>
      <text:p text:style-name="P4"><text:tab/><text:tab/>string inString<text:tab/><text:tab/><text:tab/><text:tab/>the original input string</text:p>
      <text:p text:style-name="P4"><text:tab/><text:tab/>string fullCode<text:tab/><text:tab/><text:tab/>the code generated from decoding</text:p>
      <text:p text:style-name="P4"/>
      <text:p text:style-name="P4"><text:tab/>Private Member Functions:</text:p>
      <text:p text:style-name="P4"><text:tab/><text:tab/>makeTree<text:tab/><text:tab/><text:tab/><text:tab/>constructs the huffman tree</text:p>
      <text:p text:style-name="P4"><text:tab/><text:tab/>readFile<text:tab/><text:tab/><text:tab/><text:tab/>reads in the input file</text:p>
      <text:p text:style-name="P4"><text:tab/><text:tab/>countChars<text:tab/><text:tab/><text:tab/><text:tab/>counts the characters and builds the huffNodes for <text:tab/><text:tab/><text:tab/><text:tab/><text:tab/><text:tab/><text:tab/><text:tab/>the tree</text:p>
      <text:p text:style-name="P4"/>
      <text:p text:style-name="P4"><text:tab/>Public Member functions:</text:p>
      <text:p text:style-name="P4"><text:tab/><text:tab/>Huffman<text:tab/><text:tab/><text:tab/><text:tab/>constructor for a Huffman object</text:p>
      <text:p text:style-name="P4"><text:tab/><text:tab/>encode<text:tab/><text:tab/><text:tab/><text:tab/><text:tab/>builds a huffman tree from the input file and</text:p>
      <text:p text:style-name="P4"><text:tab/><text:tab/><text:tab/><text:tab/><text:tab/><text:tab/><text:tab/>encodes the input string</text:p>
      <text:p text:style-name="P4"><text:tab/><text:tab/>decode<text:tab/><text:tab/><text:tab/><text:tab/><text:tab/>decodes a message encoded from the corresponding <text:tab/><text:tab/><text:tab/><text:tab/><text:tab/><text:tab/><text:tab/>huffman tree</text:p>
      <text:p text:style-name="P4"><text:tab/><text:tab/>printTree<text:tab/><text:tab/><text:tab/><text:tab/>prints each node with corresponding children and <text:tab/><text:tab/><text:tab/><text:tab/><text:tab/><text:tab/><text:tab/><text:tab/>parent nodes</text:p>
      <text:p text:style-name="P4"><text:tab/><text:tab/>printTable<text:tab/><text:tab/><text:tab/><text:tab/>prints the table of coded values for each character</text:p>
      <text:p text:style-name="P4"/>
      <text:p text:style-name="P5">2.2<text:tab/>Struct huffNode</text:p>
      <text:p text:style-name="P5"/>
      <text:p text:style-name="P5"><text:tab/>Data Members:</text:p>
      <text:p text:style-name="P5"><text:tab/><text:tab/>string name<text:tab/><text:tab/><text:tab/><text:tab/>name of character in the node</text:p>
      <text:p text:style-name="P5"><text:tab/><text:tab/>int freq<text:tab/><text:tab/><text:tab/><text:tab/><text:tab/>frequency of the character</text:p>
      <text:p text:style-name="P5"><text:tab/><text:tab/>huffNode* left<text:tab/><text:tab/><text:tab/><text:tab/>left child of the node</text:p>
      <text:p text:style-name="P5"><text:tab/><text:tab/>huffNode* right<text:tab/><text:tab/><text:tab/>right child of the node</text:p>
      <text:p text:style-name="P5"><text:tab/><text:tab/>huffNode* parent<text:tab/><text:tab/><text:tab/>parent of the node</text:p>
      <text:p text:style-name="P5"><text:tab/><text:tab/>string code<text:tab/><text:tab/><text:tab/><text:tab/>code for each node</text:p>
      <text:p text:style-name="P5"><text:tab/><text:tab/></text:p>
      <text:p text:style-name="P5"><text:tab/>Operator Overloads:</text:p>
      <text:p text:style-name="P5"><text:tab/><text:tab/>&lt;<text:tab/><text:tab/><text:tab/><text:tab/><text:tab/>allows for sorting by frequency</text:p>
      <text:p text:style-name="P5"><text:tab/><text:tab/>&lt;&lt;<text:tab/><text:tab/><text:tab/><text:tab/><text:tab/>print the name, frequency, and code</text:p>
      <text:p text:style-name="P5"/>
      <text:p text:style-name="P4"><text:soft-page-break/>3.<text:tab/>High Level Program Solution</text:p>
      <text:p text:style-name="P4"/>
      <text:p text:style-name="P4">Huffman</text:p>
      <text:p text:style-name="P4"><text:tab/>set populated to false</text:p>
      <text:p text:style-name="P4"><text:tab/></text:p>
      <text:p text:style-name="P4">readFile</text:p>
      <text:p text:style-name="P4"><text:tab/>if populated is true, reset the values in the tree</text:p>
      <text:p text:style-name="P4"><text:tab/>read in input file</text:p>
      <text:p text:style-name="P4"><text:tab/>save copy of original input</text:p>
      <text:p text:style-name="P4"><text:tab/>sort the input by character frequency</text:p>
      <text:p text:style-name="P4"><text:tab/>set populated to true</text:p>
      <text:p text:style-name="P4"/>
      <text:p text:style-name="P4"/>
      <text:p text:style-name="P4"/>
      <text:p text:style-name="P4">countChars</text:p>
      <text:p text:style-name="P4"><text:tab/>loop from a to z and create huffNodes for each character</text:p>
      <text:p text:style-name="P4"><text:tab/>set each huffNode's values to 0 or null</text:p>
      <text:p text:style-name="P4"><text:tab/>count the number of each character</text:p>
      <text:p text:style-name="P4"><text:tab/>sort the vector by the frequency</text:p>
      <text:p text:style-name="P4"/>
      <text:p text:style-name="P4">makeTree</text:p>
      <text:p text:style-name="P4"><text:tab/>construct the inner nodes of the tree</text:p>
      <text:p text:style-name="P4"><text:tab/><text:tab/>name is T plus an increasing value</text:p>
      <text:p text:style-name="P4"><text:tab/><text:tab/>set frequency to the added frequency of the children</text:p>
      <text:p text:style-name="P4"><text:tab/><text:tab/>initialize the inner nodes values to 0 or null</text:p>
      <text:p text:style-name="P4"><text:tab/><text:tab/>push inner node into vector</text:p>
      <text:p text:style-name="P4"><text:tab/><text:tab/>sort the vector</text:p>
      <text:p text:style-name="P4"><text:tab/>assign all of the pointers of each inner node to it's corresponding left and right child</text:p>
      <text:p text:style-name="P4"><text:tab/>assign all of the pointers of each node to it's corresponding parent</text:p>
      <text:p text:style-name="P4"/>
      <text:p text:style-name="P4"/>
      <text:p text:style-name="P4">encode</text:p>
      <text:p text:style-name="P4"><text:tab/>use readFile to get the input file</text:p>
      <text:p text:style-name="P4"><text:tab/>use countChars to count the characters and create the nodes</text:p>
      <text:p text:style-name="P4"><text:tab/>use makeTree to construct the huffman tree</text:p>
      <text:p text:style-name="P4"><text:tab/>get the file to encode</text:p>
      <text:p text:style-name="P4"><text:tab/>read the input string from the file and find the code in the tree</text:p>
      <text:p text:style-name="P4"/>
      <text:p text:style-name="P4">decode</text:p>
      <text:p text:style-name="P4"><text:tab/>get the file to be decoded</text:p>
      <text:p text:style-name="P4"><text:tab/>set the code to empty to begin</text:p>
      <text:p text:style-name="P4"><text:tab/>read the code and look through the tree</text:p>
      <text:p text:style-name="P4"><text:tab/>if the code is a 0, go left</text:p>
      <text:p text:style-name="P4"><text:tab/>if the code is a 1, go right</text:p>
      <text:p text:style-name="P4"><text:tab/>append the character code found to the final code</text:p>
      <text:p text:style-name="P4"><text:tab/>repeat until the input code has been fully decoded</text:p>
      <text:p text:style-name="P4"/>
      <text:p text:style-name="P4">printTree</text:p>
      <text:p text:style-name="P4"><text:tab/>iterate through the vector of nodes</text:p>
      <text:p text:style-name="P4"><text:soft-page-break/><text:tab/>print out the name of the node</text:p>
      <text:p text:style-name="P4"><text:tab/>if the node has a left child, print the name</text:p>
      <text:p text:style-name="P4"><text:tab/>if the node has a right child, print the name</text:p>
      <text:p text:style-name="P4"><text:tab/>if the node has a parent, print the name</text:p>
      <text:p text:style-name="P4"><text:tab/>print the code for each node</text:p>
      <text:p text:style-name="P4"/>
      <text:p text:style-name="P4">printTable</text:p>
      <text:p text:style-name="P4"><text:tab/>open file to save table to</text:p>
      <text:p text:style-name="P4"><text:tab/>iterate through the vector of nodes</text:p>
      <text:p text:style-name="P4"><text:tab/>if the node is a leaf node, meaning it is a character, print the name and the code</text:p>
      <text:p text:style-name="P4"><text:tab/>write each node to the output file </text:p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5:27:44.488000000</meta:creation-date>
    <dc:date>2019-05-15T05:51:25.106000000</dc:date>
    <meta:editing-duration>PT2M38S</meta:editing-duration>
    <meta:editing-cycles>1</meta:editing-cycles>
    <meta:document-statistic meta:table-count="0" meta:image-count="0" meta:object-count="0" meta:page-count="4" meta:paragraph-count="87" meta:word-count="604" meta:character-count="3547" meta:non-whitespace-character-count="2838"/>
    <meta:generator>LibreOffice/4.4.4.3$Windows_x86 LibreOffice_project/2c39ebcf046445232b798108aa8a7e7d89552ea8</meta:generator>
  </office:meta>
</office:document-meta>
</file>